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2" style:master-page-name="">
      <style:paragraph-properties style:page-number="auto" fo:break-before="page"/>
    </style:style>
    <style:style style:name="P43" style:family="paragraph" style:parent-style-name="Heading_20_3"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2.0.oxt&#13;Update file created : emph.update.xml&#13;&#13;19.04.2021 11:59:3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2.0.oxt&#13;Update file created : emph-A.update.xml&#13;&#13;19.04.2021 11:59: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2.2.oxt&#13;Update file created : emph-L.update.xml&#13;&#13;20.04.2021 11:05: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90106597653206110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742149742951710929" text:style-name="L2">
        <text:list-item>
          <text:p text:style-name="P49">Version 2.1.2 :</text:p>
        </text:list-item>
      </text:list>
      <text:list xml:id="list4097511111233030181" text:style-name="L3">
        <text:list-item>
          <text:list>
            <text:list-item>
              <text:p text:style-name="P50">Localized help : resolved non-functional hyperlink due to API incompatibility introduced by Apache OpenOffice 4.1 (and LibreOffice 4.0).</text:p>
            </text:list-item>
          </text:list>
        </text:list-item>
      </text:list>
      <text:list xml:id="list31270681" text:continue-list="list6742149742951710929" text:style-name="L2">
        <text:list-item>
          <text:p text:style-name="P49">Version 2.1.1 :</text:p>
        </text:list-item>
      </text:list>
      <text:list xml:id="list701529193376721124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1277675" text:continue-list="list31270681" text:style-name="L2">
        <text:list-item>
          <text:p text:style-name="P49">Version 2.1.0 :</text:p>
        </text:list-item>
      </text:list>
      <text:list xml:id="list1441518992741817579"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1290836" text:continue-list="list31277675" text:style-name="L2">
        <text:list-item>
          <text:p text:style-name="P49">Version 2.0.0 :</text:p>
        </text:list-item>
      </text:list>
      <text:list xml:id="list5769091600514136065"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1278638" text:continue-list="list31290836" text:style-name="L2">
        <text:list-item>
          <text:p text:style-name="P49">Version 1.5.3 :</text:p>
        </text:list-item>
      </text:list>
      <text:list xml:id="list5166560228698161824"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992798244554890561"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278199864856648298"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248271581027567641"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625429775224326326"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84956426398679754"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41894583216824227"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5558461333558048685"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547906051282252525"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932834260886577806"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450507253200250837" text:style-name="L17">
        <text:list-item>
          <text:p text:style-name="P64">Arg1 : <text:span text:style-name="InstructionMacro">String</text:span> : mandatory, type of control used for the button</text:p>
        </text:list-item>
      </text:list>
      <text:list xml:id="list1917496361853604319"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563851453426915543"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26261328651708022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41718857484124190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21264306352201396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082772532407500192"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05016844661972841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025508928406538253"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474063724097002364"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145240857137590683"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96895214971040827"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857784449215756705"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596255839655783124"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83091037249005352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749990785833163300"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43669488958047434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5044694960274857"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618180601802397485"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60324205699820190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34314475249915814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9897900565900023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28664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12196555242359002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0206788504851603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482393822546348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9</dc:date>
     <text:p>internal</text:p>
     <text:p>Page2</text:p>
     <text:p/>
    </office:annotation>Paragraph styles</text:p>
      <text:p text:style-name="P28"><office:annotation>
     <dc:creator>BM</dc:creator>
     <dc:date>2008-03-13T00:00:00.19</dc:date>
     <text:p>internal</text:p>
     <text:p>Page7</text:p>
     <text:p/>
    </office:annotation>Hyperlinks</text:p>
      <text:p text:style-name="hlp_5f_paragraph"><text:span text:style-name="T14"><office:annotation>
      <dc:creator>BM</dc:creator>
      <dc:date>2008-03-13T00:00:00.19</dc:date>
      <text:p>internal</text:p>
      <text:p>Page3</text:p>
      <text:p/>
     </office:annotation></text:span><text:span text:style-name="T14">Text formatting</text:span></text:p>
      <text:p text:style-name="P28"><office:annotation>
     <dc:creator>BM</dc:creator>
     <dc:date>2008-03-26T00:00:00.1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0</dc:date>
     <text:p>external</text:p>
     <text:p>text/swriter/main0210.xhp</text:p>
     <text:p/>
    </office:annotation><text:span text:style-name="T14">Preview topic</text:span> </text:p>
      <text:p text:style-name="hlp_5f_paragraph">This hyperlink displays <text:s/><office:annotation>
     <dc:creator>BM</dc:creator>
     <dc:date>2008-03-15T00:00:00.2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270793" text:continue-list="list460324205699820190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281709" text:continue-list="list3128664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1</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21</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21</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1281560" text:continue-list="list3127079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2.2") ' fill with your values
  setExtensionDescription("en, de")
  setDisplayName("en", "emph - Apply emphasize character styles.")
  setDisplayName("de", "emph - Betont-Zeichenvorlagen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LibreOffice/")
  endUpdateInformation

endDescription  


beginAnnexes 
  useLibrary("Basic", "emph/")
endAnnexes

beginAddonUI

  beginOfficeHelp
	   beginTitles()
	  	setTitle("emph help", "en")
      endTitles
      setURL("Basic", "emph", "help", "show_help")
  endOfficeHelp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